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3" text:outline-level="3">Laboratorio – Capítulo 3</text:h>
      <text:p text:style-name="Text_20_body"><text:span text:style-name="Strong_20_Emphasis">La libertad de pensamiento y la percepción de la realidad</text:span></text:p>
      <text:p text:style-name="Text_20_body">Bienvenidos nuevamente a nuestro laboratorio.</text:p>
      <text:p text:style-name="Text_20_body">En esta sección haremos una pausa en la aventura de Elara para reflexionar juntos sobre uno de los temas más delicados e importantes de todo el viaje: <text:span text:style-name="Strong_20_Emphasis">¿por qué nos cuesta tanto ver la realidad tal como es?</text:span></text:p>
      <text:p text:style-name="Text_20_body">Elara está en busca de respuestas. Preguntas profundas, difíciles, que todos nos hemos hecho alguna vez:<text:line-break/><text:span text:style-name="Emphasis">¿Qué es la vida? ¿Qué somos nosotros? ¿Por qué morimos? ¿Existe un propósito? ¿Una misión? ¿Nos ha creado alguna inteligencia superior?</text:span></text:p>
      <text:p text:style-name="Text_20_body">Cuanto más pensamos en estas preguntas, más complejo se vuelve todo. En lugar de acercarnos a una respuesta clara, muchas veces sentimos que nos alejamos. La niebla se espesa. ¿Por qué?</text:p>
      <text:p text:style-name="Text_20_body">La respuesta no está tanto en las preguntas, sino en <text:span text:style-name="Strong_20_Emphasis">cómo pensamos al intentar responderlas</text:span>.</text:p>
      <text:p text:style-name="Text_20_body">Nuestro pensamiento no es completamente libre. Aunque creamos que razonamos de forma objetiva, muchas veces lo hacemos dentro de ciertos márgenes, como si lleváramos puestos unos anteojos que filtran lo que vemos. A veces, esos filtros hacen que rechacemos ideas simplemente porque <text:span text:style-name="Strong_20_Emphasis">no nos resultan cómodas</text:span>.</text:p>
      <text:p text:style-name="Text_20_body">Y eso, justamente, es lo que exploraremos aquí.</text:p>
      <text:p text:style-name="Text_20_body">En capítulos anteriores vimos cómo ciertas ideas aparecen una y otra vez en nuestras mentes:<text:line-break/><text:span text:style-name="Strong_20_Emphasis">Monstruos, espíritus protectores, el amor incondicional, la magia...</text:span><text:line-break/>No nacen del azar. Estas ideas, tan presentes en mitos y relatos de todas las culturas, <text:span text:style-name="Strong_20_Emphasis">forman parte de nosotros</text:span>. Son herencias profundas: instinto, memoria ancestral, necesidad de seguridad.</text:p>
      <text:p text:style-name="Text_20_body">Como mamíferos, buscamos protección. Y para sentirnos protegidos, <text:span text:style-name="Strong_20_Emphasis">queremos creer que somos importantes</text:span>.<text:line-break/>Pensar que hay alguien (o algo) velando por nosotros nos reconforta. Por eso, si una teoría sugiere que no somos tan especiales, que <text:span text:style-name="Strong_20_Emphasis">nuestra existencia no tiene un propósito superior</text:span>, tal vez nos incomode. Y al incomodarnos, la descartamos.</text:p>
      <text:p text:style-name="Text_20_body">Preferimos imaginar que somos <text:span text:style-name="Strong_20_Emphasis">el centro del universo</text:span>, los favoritos de los dioses, el hijo prodigio, el elegido.<text:line-break/>¿Y si no lo fuéramos? ¿Y si fuésemos tan importantes como un árbol, una oruga, o una piedra más del camino?</text:p>
      <text:p text:style-name="Text_20_body">¿Nos sentimos cómodos con esa posibilidad? ¿O la ignoramos de inmediato y buscamos refugio en creencias que nos den seguridad?</text:p>
      <text:p text:style-name="Horizontal_20_Line"/>
      <text:p text:style-name="Text_20_body"><text:soft-page-brea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8T18:14:52.499000000</meta:creation-date>
    <dc:date>2025-05-25T15:28:30.617000000</dc:date>
    <meta:editing-duration>PT2M33S</meta:editing-duration>
    <meta:editing-cycles>2</meta:editing-cycles>
    <meta:generator>LibreOffice/7.3.5.2$Windows_X86_64 LibreOffice_project/184fe81b8c8c30d8b5082578aee2fed2ea847c01</meta:generator>
    <meta:document-statistic meta:table-count="0" meta:image-count="0" meta:object-count="0" meta:page-count="2" meta:paragraph-count="13" meta:word-count="356" meta:character-count="2244" meta:non-whitespace-character-count="1900"/>
  </office:meta>
</office:document-meta>
</file>